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Arial3" svg:font-family="Arial" style:font-family-generic="swiss"/>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ucida Console"/>
    </style:style>
    <style:style style:name="P2" style:family="paragraph" style:parent-style-name="Standard">
      <style:text-properties style:font-name="Lucida Console" officeooo:paragraph-rsid="001a3449"/>
    </style:style>
    <style:style style:name="P3" style:family="paragraph" style:parent-style-name="Standard">
      <style:text-properties style:font-name="Lucida Console" officeooo:rsid="001a3449" officeooo:paragraph-rsid="001a3449"/>
    </style:style>
    <style:style style:name="P4" style:family="paragraph" style:parent-style-name="Standard">
      <style:text-properties style:font-name="Lucida Console" officeooo:paragraph-rsid="001a3449" fo:background-color="#ffff00"/>
    </style:style>
    <style:style style:name="P5" style:family="paragraph" style:parent-style-name="Standard">
      <style:text-properties style:font-name="Lucida Console" officeooo:paragraph-rsid="001c8d95"/>
    </style:style>
    <style:style style:name="P6" style:family="paragraph" style:parent-style-name="Standard">
      <style:text-properties style:font-name="Lucida Console" officeooo:paragraph-rsid="0021225c"/>
    </style:style>
    <style:style style:name="P7" style:family="paragraph" style:parent-style-name="Standard">
      <style:text-properties officeooo:paragraph-rsid="0021225c"/>
    </style:style>
    <style:style style:name="P8" style:family="paragraph" style:parent-style-name="Text_20_body">
      <style:paragraph-properties fo:margin-left="1cm" fo:margin-right="1cm" fo:margin-top="0cm" fo:margin-bottom="0cm" loext:contextual-spacing="false" fo:text-indent="0cm" style:auto-text-indent="false" fo:padding-left="0.049cm" fo:padding-right="0cm" fo:padding-top="0cm" fo:padding-bottom="0cm" fo:border-left="0.06pt solid #cccccc" fo:border-right="none" fo:border-top="none" fo:border-bottom="none"/>
    </style:style>
    <style:style style:name="P9" style:family="paragraph" style:parent-style-name="Text_20_body">
      <style:paragraph-properties fo:margin-left="1cm" fo:margin-right="1cm" fo:margin-top="0cm" fo:margin-bottom="0cm" loext:contextual-spacing="false" fo:text-indent="0cm" style:auto-text-indent="false" fo:padding-left="0.049cm" fo:padding-right="0cm" fo:padding-top="0cm" fo:padding-bottom="0cm" fo:border-left="0.06pt solid #cccccc" fo:border-right="none" fo:border-top="none" fo:border-bottom="none"/>
      <style:text-properties style:font-name="Arial1" fo:font-size="10pt" fo:language="en" fo:country="US"/>
    </style:style>
    <style:style style:name="P10" style:family="paragraph" style:parent-style-name="Text_20_body">
      <style:paragraph-properties fo:margin-left="1cm" fo:margin-right="1cm" fo:margin-top="0cm" fo:margin-bottom="0cm" loext:contextual-spacing="false" fo:text-indent="0cm" style:auto-text-indent="false" fo:padding-left="0.049cm" fo:padding-right="0cm" fo:padding-top="0cm" fo:padding-bottom="0cm" fo:border-left="0.06pt solid #cccccc" fo:border-right="none" fo:border-top="none" fo:border-bottom="none"/>
      <style:text-properties style:font-name="Arial1" fo:font-size="10pt" fo:language="es" fo:country="ES"/>
    </style:style>
    <style:style style:name="P11" style:family="paragraph" style:parent-style-name="Text_20_body">
      <style:paragraph-properties fo:margin-left="1cm" fo:margin-right="1cm" fo:margin-top="0cm" fo:margin-bottom="0cm" loext:contextual-spacing="false" fo:text-indent="0cm" style:auto-text-indent="false" fo:padding-left="0.049cm" fo:padding-right="0cm" fo:padding-top="0cm" fo:padding-bottom="0cm" fo:border-left="0.06pt solid #cccccc" fo:border-right="none" fo:border-top="none" fo:border-bottom="none"/>
      <style:text-properties style:font-name="Arial1" fo:font-size="9pt" fo:language="es" fo:country="ES"/>
    </style:style>
    <style:style style:name="P12" style:family="paragraph" style:parent-style-name="Text_20_body">
      <style:paragraph-properties fo:margin-left="1cm" fo:margin-right="1cm" fo:margin-top="0cm" fo:margin-bottom="0cm" loext:contextual-spacing="false" fo:text-indent="0cm" style:auto-text-indent="false" fo:padding-left="0.049cm" fo:padding-right="0cm" fo:padding-top="0cm" fo:padding-bottom="0cm" fo:border-left="0.06pt solid #cccccc" fo:border-right="none" fo:border-top="none" fo:border-bottom="none"/>
      <style:text-properties style:font-name="Arial1" fo:font-size="9pt" fo:language="es" fo:country="ES" fo:font-weight="bold"/>
    </style:style>
    <style:style style:name="P13" style:family="paragraph" style:parent-style-name="Text_20_body">
      <style:paragraph-properties fo:margin-left="1cm" fo:margin-right="1cm" fo:margin-top="0cm" fo:margin-bottom="0cm" loext:contextual-spacing="false" fo:text-indent="0cm" style:auto-text-indent="false" fo:padding-left="0.049cm" fo:padding-right="0cm" fo:padding-top="0cm" fo:padding-bottom="0cm" fo:border-left="0.06pt solid #cccccc" fo:border-right="none" fo:border-top="none" fo:border-bottom="none"/>
      <style:text-properties style:font-name="Arial1" fo:font-size="9pt" fo:language="es" fo:country="ES" fo:font-style="italic"/>
    </style:style>
    <style:style style:name="P14" style:family="paragraph" style:parent-style-name="Text_20_body">
      <style:paragraph-properties fo:margin-left="1cm" fo:margin-right="1cm" fo:margin-top="0cm" fo:margin-bottom="0cm" loext:contextual-spacing="false" fo:text-indent="0cm" style:auto-text-indent="false" fo:padding-left="0.049cm" fo:padding-right="0cm" fo:padding-top="0cm" fo:padding-bottom="0cm" fo:border-left="0.06pt solid #cccccc" fo:border-right="none" fo:border-top="none" fo:border-bottom="none"/>
      <style:text-properties fo:language="es" fo:country="ES"/>
    </style:style>
    <style:style style:name="P15" style:family="paragraph" style:parent-style-name="Text_20_body">
      <style:paragraph-properties fo:margin-left="1cm" fo:margin-right="1cm" fo:margin-top="0cm" fo:margin-bottom="0cm" loext:contextual-spacing="false" fo:text-indent="0cm" style:auto-text-indent="false" fo:padding-left="0.049cm" fo:padding-right="0cm" fo:padding-top="0cm" fo:padding-bottom="0cm" fo:border-left="0.06pt solid #cccccc" fo:border-right="none" fo:border-top="none" fo:border-bottom="none"/>
      <style:text-properties fo:language="en" fo:country="US"/>
    </style:style>
    <style:style style:name="P16" style:family="paragraph" style:parent-style-name="Text_20_body">
      <style:paragraph-properties fo:margin-left="1cm" fo:margin-right="1cm" fo:margin-top="0cm" fo:margin-bottom="0cm" loext:contextual-spacing="false" fo:text-indent="0cm" style:auto-text-indent="false" fo:padding-left="0.049cm" fo:padding-right="0cm" fo:padding-top="0cm" fo:padding-bottom="0cm" fo:border-left="0.06pt solid #cccccc" fo:border-right="none" fo:border-top="none" fo:border-bottom="none"/>
      <style:text-properties fo:color="#000000" style:font-name="Arial1" fo:font-size="9pt" fo:language="es" fo:country="ES"/>
    </style:style>
    <style:style style:name="P17" style:family="paragraph" style:parent-style-name="Text_20_body">
      <style:paragraph-properties fo:margin-left="1cm" fo:margin-right="1cm" fo:margin-top="0cm" fo:margin-bottom="0cm" loext:contextual-spacing="false" fo:text-indent="0cm" style:auto-text-indent="false" fo:padding-left="0.049cm" fo:padding-right="0cm" fo:padding-top="0cm" fo:padding-bottom="0cm" fo:border-left="0.06pt solid #cccccc" fo:border-right="none" fo:border-top="none" fo:border-bottom="none"/>
      <style:text-properties fo:color="#002060" style:text-line-through-style="none" style:text-line-through-type="none" style:text-underline-style="none" style:text-blinking="false"/>
    </style:style>
    <style:style style:name="P18" style:family="paragraph" style:parent-style-name="Standard">
      <style:paragraph-properties fo:margin-top="0cm" fo:margin-bottom="0.499cm" loext:contextual-spacing="false" style:writing-mode="lr-tb"/>
    </style:style>
    <style:style style:name="P19" style:family="paragraph" style:parent-style-name="Standard">
      <style:paragraph-properties style:writing-mode="lr-tb"/>
    </style:style>
    <style:style style:name="P20" style:family="paragraph" style:parent-style-name="Standard">
      <style:text-properties style:font-name="Lucida Console" officeooo:paragraph-rsid="0021225c"/>
    </style:style>
    <style:style style:name="P21" style:family="paragraph" style:parent-style-name="Standard">
      <style:text-properties style:font-name="Lucida Console" officeooo:paragraph-rsid="002e7067"/>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officeooo:rsid="001a3449"/>
    </style:style>
    <style:style style:name="T4" style:family="text">
      <style:text-properties fo:background-color="#81d41a" loext:char-shading-value="0"/>
    </style:style>
    <style:style style:name="T5" style:family="text">
      <style:text-properties officeooo:rsid="002a1d9b"/>
    </style:style>
    <style:style style:name="T6" style:family="text">
      <style:text-properties style:font-name="Arial1" fo:font-size="10pt" fo:language="es" fo:country="ES"/>
    </style:style>
    <style:style style:name="T7" style:family="text">
      <style:text-properties style:font-name="Arial1" fo:font-size="9pt" fo:language="es" fo:country="ES"/>
    </style:style>
    <style:style style:name="T8" style:family="text">
      <style:text-properties style:font-name="Arial1" fo:font-size="9pt" fo:language="es" fo:country="ES" fo:font-weight="bold"/>
    </style:style>
    <style:style style:name="T9" style:family="text">
      <style:text-properties fo:language="es" fo:country="ES"/>
    </style:style>
    <style:style style:name="T10" style:family="text">
      <style:text-properties fo:color="#0563c1" style:font-name="Arial1" fo:font-size="9pt" fo:language="es" fo:country="ES"/>
    </style:style>
    <style:style style:name="T11" style:family="text">
      <style:text-properties fo:color="#0563c1" style:font-name="Arial1" fo:font-size="9pt" fo:language="es" fo:country="ES" style:text-underline-style="solid" style:text-underline-width="auto" style:text-underline-color="font-color"/>
    </style:style>
    <style:style style:name="T12" style:family="text">
      <style:text-properties fo:color="#0563c1" style:font-name="Arial1" fo:font-size="10pt" fo:language="es" fo:country="ES" fo:font-weight="bold"/>
    </style:style>
    <style:style style:name="T13" style:family="text">
      <style:text-properties fo:color="#000000" style:font-name="Arial1" fo:font-size="9pt" fo:language="es" fo:country="ES"/>
    </style:style>
    <style:style style:name="T14" style:family="text">
      <style:text-properties fo:color="#002060" style:font-name="Arial1" fo:font-size="9pt" fo:language="es" fo:country="ES"/>
    </style:style>
    <style:style style:name="T15" style:family="text">
      <style:text-properties fo:color="#002060" fo:language="en" fo:country="US"/>
    </style:style>
    <style:style style:name="T16" style:family="text">
      <style:text-properties fo:background-color="#cccccc" loext:char-shading-value="0"/>
    </style:style>
    <style:style style:name="T17" style:family="text">
      <style:text-properties officeooo:rsid="002e706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2"/>
      <text:p text:style-name="P2"/>
      <text:p text:style-name="P2"/>
      <text:p text:style-name="P2">Thank you for the updated resume.</text:p>
      <text:p text:style-name="P2"/>
      <text:p text:style-name="P2">I have a few additional questions for you. Could you please tell me your <text:span text:style-name="T1">English</text:span> level and if it is possible for your <text:span text:style-name="T1">salary</text:span> expectations?</text:p>
      <text:p text:style-name="P2">And few last questions - could you please tell me when you are ready to <text:span text:style-name="T1">start</text:span> work and what <text:span text:style-name="T1">role</text:span> on the project are you interested in?</text:p>
      <text:p text:style-name="P2"/>
      <text:p text:style-name="P2"/>
      <text:p text:style-name="P2"/>
      <text:p text:style-name="P2"/>
      <text:p text:style-name="P2"/>
      <text:p text:style-name="P2">Thank you for the updated resume.</text:p>
      <text:p text:style-name="P2"/>
      <text:p text:style-name="P2">I have a few additional questions for you. </text:p>
      <text:p text:style-name="P2"/>
      <text:p text:style-name="P2"/>
      <text:p text:style-name="P2"><text:span text:style-name="T1">English</text:span> level</text:p>
      <text:p text:style-name="P3">c1, advanced</text:p>
      <text:p text:style-name="P4"/>
      <text:p text:style-name="P2"><text:span text:style-name="T1">salary</text:span> expectations</text:p>
      <text:p text:style-name="P2">25.000 euros - <text:span text:style-name="T3">year</text:span></text:p>
      <text:p text:style-name="P2"/>
      <text:p text:style-name="P2">when you are ready to <text:span text:style-name="T1">start</text:span> work</text:p>
      <text:p text:style-name="P3">today</text:p>
      <text:p text:style-name="P2"/>
      <text:p text:style-name="P2">what <text:span text:style-name="T1">role</text:span> on the project are you interested in</text:p>
      <text:p text:style-name="P3">senior developer</text:p>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 text:c="2"/>3 <text:s text:c="2"/>K 38 <text:s text:c="6"/></text:p>
      <text:p text:style-name="P5"><text:s text:c="2"/>#393 Mellamandetodo hace 32 min *</text:p>
      <text:p text:style-name="P5">#1 , #2 , #3 , #4 , #5 , #6 , #7 , #8, #9, #10, #11, #12, #13, #14, #15, #16, #17, #18, #19, #20, #21, #22, #23, #24 , etc... </text:p>
      <text:p text:style-name="P5"/>
      <text:p text:style-name="P5">@admin</text:p>
      <text:p text:style-name="P5"/>
      <text:p text:style-name="P5">¿Que os parece esta parte que indica #20?</text:p>
      <text:p text:style-name="P5"/>
      <text:p text:style-name="P5">#20</text:p>
      <text:p text:style-name="P5"/>
      <text:p text:style-name="P5"><text:span text:style-name="T4">" .... y me hicieron la prueba de los primeros por mi zona (en parte porque mi señora trabaja en el hospital y tiró de cable, así funcionan las cosas). Cuando mis padres empezaron con síntomas tras estar de visita en su casa. Y después mi tío por contacto con ellos."</text:span> </text:p>
      <text:p text:style-name="P5"/>
      <text:p text:style-name="P5">Me están dando una ganas de meterte una <text:span text:style-name="T1">denuncia</text:span>, que no veas.</text:p>
      <text:p text:style-name="P5">Las pruebas ya estan recogidas.</text:p>
      <text:p text:style-name="P5"/>
      <text:p text:style-name="P5">No se como será tu <text:span text:style-name="T1">mujer</text:span>. </text:p>
      <text:p text:style-name="P5">Si una <text:span text:style-name="T1">tonta</text:span> de la que te aprovechas o también de las que <text:span text:style-name="T1">piensan que hay que tirar del cable </text:span>para colar a la familia porque sois por costumbre <text:span text:style-name="T1">corruptos</text:span>.</text:p>
      <text:p text:style-name="P5"/>
      <text:p text:style-name="P5">Porque a ti, se te ve que tienes <text:span text:style-name="T1">mas cara que espalda y eres un sinvergüenza.</text:span></text:p>
      <text:p text:style-name="P5">Reconocer sin ningún miramiento que te han hecho pruebas gracias a que tu mujer trabaja en el hospital y te ha colado...</text:p>
      <text:p text:style-name="P5"/>
      <text:p text:style-name="P5">Gente, aquí tenéis corrupción.</text:p>
      <text:p text:style-name="P5">Sois también libres de <text:span text:style-name="T1">denunciarla</text:span> a donde corresponda.</text:p>
      <text:p text:style-name="P5">Como si lo posteais en el la Red social de la Policía.</text:p>
      <text:p text:style-name="P5"/>
      <text:p text:style-name="P5">Si os parece a algunos <text:span text:style-name="T1">denunciable</text:span> que la gente salga a la calle...</text:p>
      <text:p text:style-name="P5">Mucho peor esto, que los listos se <text:span text:style-name="T1">cuelan</text:span> en los hospitales porque tiran de cable sobre familiares siendo bien corruptos.</text:p>
      <text:p text:style-name="P5">Y <text:span text:style-name="T1">justificando</text:span> tal acto diciendo (así funcionan las cosas).</text:p>
      <text:p text:style-name="P5"/>
      <text:p text:style-name="P5">Luego no os quejéis de corrupción, cuando ni siquiera os dais cuenta de que esta delante de vuestras narices.</text:p>
      <text:p text:style-name="P5">¿O es que vosotros, la mayoría, también f<text:span text:style-name="T1">uncionáis así,</text:span> tirando de enchufe?</text:p>
      <text:p text:style-name="P5"/>
      <text:p text:style-name="P5">Pregunto...</text:p>
      <text:p text:style-name="P5">Que lo mismo <text:span text:style-name="T1">funcionáis todos así</text:span> y somo cuatro monos los que no somos corruptos...</text:p>
      <text:p text:style-name="P5"/>
      <text:p text:style-name="P5">¿Alguno que quiera hacerse la prueba pero que no le dejen hacersela?</text:p>
      <text:p text:style-name="P5">Pues que tire de cable, como aquí el amigo, que le cuelan, que así funcionan las cosas...</text:p>
      <text:p text:style-name="P5"/>
      <text:p text:style-name="P5">¿Funcionan así las cosas para <text:span text:style-name="T1">todos</text:span> nosotros?</text:p>
      <text:p text:style-name="P5">¿O solo para los que tiran de cable y se cuelan por ser marido, padre o hijo del director o la medico en jefe?</text:p>
      <text:p text:style-name="P5"/>
      <text:p text:style-name="P5">¿Que os parece lo que nos <text:span text:style-name="T1">cuenta</text:span> el amigo?</text:p>
      <text:p text:style-name="P5">¿Os parece que <text:span text:style-name="T1">no tiene vergüenza en contarlo</text:span> y reconocer que es costumbre el que las cosas funcionen así?</text:p>
      <text:p text:style-name="P5"/>
      <text:p text:style-name="P5">Algunos le habéis votado <text:span text:style-name="T1">positivo</text:span> y todo.</text:p>
      <text:p text:style-name="P5">Enhorabuena, <text:span text:style-name="T1">ciegos</text:span>.</text:p>
      <text:p text:style-name="P5"/>
      <text:p text:style-name="P5">Debe ser que no os habéis puesto las gafas de ver o que sois ciegos a la corrupción.</text:p>
      <text:p text:style-name="P5">Pues ahí esta, delante de todos, el elefante en la habitación que nadie ve.</text:p>
      <text:p text:style-name="P5"/>
      <text:p text:style-name="P5">Mañana, cualquiera de vosotros, no encontrara <text:span text:style-name="T1">empleo</text:span> porque uno de estos tipos con estas costumbres, tiraran de cable y por muchos estudios que tengáis y por mucho que os esforcéis en ser buenos en lo que hacéis, dará igual.</text:p>
      <text:p text:style-name="P5"/>
      <text:p text:style-name="P5">O peor aún, no habrá cama en la <text:span text:style-name="T1">UVI</text:span>, porque alguno tiró de cable...</text:p>
      <text:p text:style-name="P5"/>
      <text:p text:style-name="P5">Porque <text:span text:style-name="T1">"Así funcionan las cosas".</text:span></text:p>
      <text:p text:style-name="P5">Para ellos...</text:p>
      <text:p text:style-name="P5">Para el resto no funcionan así las cosas.</text:p>
      <text:p text:style-name="P5"/>
      <text:p text:style-name="P5">Que yo sepa, eh...</text:p>
      <text:p text:style-name="P5">Que lo mismo estáis todos <text:span text:style-name="T1">podridos</text:span> y os parece lo normal el tirar de cable o que os enchufen.</text:p>
      <text:p text:style-name="P5"/>
      <text:p text:style-name="P5">¿A que sí?</text:p>
      <text:p text:style-name="P5"/>
      <text:p text:style-name="P5">Pues demostradme que me equivoco y denunciarlo <text:span text:style-name="T1">aunque</text:span> solo sea en las redes sociales a la policía.</text:p>
      <text:p text:style-name="P5">Ya que no veo que nadie ni siquiera se haya dado cuenta...</text:p>
      <text:p text:style-name="P5"/>
      <text:p text:style-name="P5">Por Trato de Favor.</text:p>
      <text:p text:style-name="P5"/>
      <text:p text:style-name="P5">¿Si no veis esto que tenéis enfrente, como coño se va a ver en este puto país la puta corrupción para acabar con ella.?</text:p>
      <text:p text:style-name="P5">¿Como coño vais a ver un problema con el coronavirus?</text:p>
      <text:p text:style-name="P5">¿Como coño vais a hacer algo, si no veis el problema de nada, cuando esta en frente de vuestras caras?</text:p>
      <text:p text:style-name="P5"/>
      <text:p text:style-name="P5">¿Vais a hacer algo contra la corrupción?</text:p>
      <text:p text:style-name="P5">Sino os merecéis todo lo que os pas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Bravado #20 Bravado 17/03 09:06 *</text:p>
      <text:p text:style-name="P5">#19 Eso pensé al principio, de hecho soy muy propenso a las faringitis que tengo amígdalas cavernosas, pero hace tres semanas estuve en un congreso en Madrid donde posteriormente se detectaron casos confirmados y me hicieron la prueba de los primeros por mi zona<text:span text:style-name="T1"> (en parte porque mi señora trabaja en el hospital y tiró de cable, así funcionan las cosas). </text:span>Cuando mis padres empezaron con síntomas tras estar de visita en su casa mismo rollo. Y después mi tío por contacto con ellos. Todos confirmados.</text:p>
      <text:p text:style-name="P5"/>
      <text:p text:style-name="P5">Por suerte nos confirmaron lo suficientemente tarde como para no salir en la prensa con entrevista y pitos y flautas.</text:p>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Proceso Analista/Programador Java J2EE. Siguientes fases</text:p>
      <text:p text:style-name="P6">Recibidos</text:p>
      <text:p text:style-name="P6">x</text:p>
      <text:p text:style-name="P6"/>
      <text:p text:style-name="P6">Félix Sosa</text:p>
      <text:p text:style-name="P6">Archivos adjuntos</text:p>
      <text:p text:style-name="P6">13:01 (hace 4 minutos)</text:p>
      <text:p text:style-name="P6">para mí</text:p>
      <text:p text:style-name="P6"/>
      <text:p text:style-name="P6">Buenos días Manuel</text:p>
      <text:p text:style-name="P6"/>
      <text:p text:style-name="P6">Espero te encuentres bien</text:p>
      <text:p text:style-name="P6"/>
      <text:p text:style-name="P6"/>
      <text:p text:style-name="P6"/>
      <text:p text:style-name="P6"/>
      <text:p text:style-name="P6">Te quiero agradecer el tiempo que nos has cedido el día de hoy para conocerte, darte más detalles acerca de la oferta y empresa y hacerte una pequeña presentación de lo que hacemos y cómo lo hacemos en Hoonter. Te dejo la info que manejamos hasta ahora:</text:p>
      <text:p text:style-name="P6"/>
      <text:p text:style-name="P6">POSICIÓN: Analista/Programador Java J2EE </text:p>
      <text:p text:style-name="P6">LOCALIZACIÓN: San Sebastián de los Reyes, Madrid</text:p>
      <text:p text:style-name="P6">TIPO DE CONTRATO: Indefinido</text:p>
      <text:p text:style-name="P6">SALARIO: 34K - 36K EUR brutos anuales</text:p>
      <text:p text:style-name="P6">HORARIO: Flexible / Teletrabajo (aunque el cliente prefiere que el candidato esté localizado en Madrid. Sin embargo, y por la situación coyuntural, hasta nuevo aviso se estará trabajando al 100% a nivel remoto)</text:p>
      <text:p text:style-name="P6"/>
      <text:p text:style-name="P6">SKILLSET:</text:p>
      <text:p text:style-name="P6">Grupo Evoluciona es una empresa de marketing digital con más de 20 años en el mercado que está desarrollando varios proyectos de larga duración con Atresmedia y está en la búsqueda de dos perfiles front que se integren a su equipo actual. <text:s/></text:p>
      <text:p text:style-name="P6"/>
      <text:p text:style-name="P6">Requisitos indispensables:</text:p>
      <text:p text:style-name="P6">- Experiencia de al menos 3 años trabajando con Java J2EE, desarrollo web y servicios REST</text:p>
      <text:p text:style-name="P6">- Experiencias con Spring Frameworks (Spring Core, Spring MVC, Spring Data)</text:p>
      <text:p text:style-name="P6">- Experiencias con Hibernate como motor de persistencia de datos</text:p>
      <text:p text:style-name="P6">- Experiencias con Maven2 como herramienta de construcción de proyectos Java</text:p>
      <text:p text:style-name="P6"/>
      <text:p text:style-name="P6">Requisitos valorables:</text:p>
      <text:p text:style-name="P6">- Conocimientos de MongoDB, Solr, ElasticSearch</text:p>
      <text:p text:style-name="P6">- Conocimientos de Git</text:p>
      <text:p text:style-name="P6">- Experiencia con herramientas cloud: AWS y/o Google Cloud</text:p>
      <text:p text:style-name="P6">- Conocimientos de Microservicios (Kubernetes, Spring Boot)</text:p>
      <text:p text:style-name="P6">- DevOps</text:p>
      <text:p text:style-name="P6"/>
      <text:p text:style-name="P6">Se ofrece:</text:p>
      <text:p text:style-name="P6">- Horarios flexibles y posibilidad de teletrabajo (hasta nuevo aviso se trabajará al 100% a nivel remoto)</text:p>
      <text:p text:style-name="P6">- Jornada intensiva los viernes y en los meses de julio y agosto </text:p>
      <text:p text:style-name="P6">- Formación continua</text:p>
      <text:p text:style-name="P6"/>
      <text:p text:style-name="P6">Como te he comentado en la videollamada, te hago el envío de los archivos de los <text:span text:style-name="T1">tests psicotécnicos </text:span>y de <text:span text:style-name="T1">personalidad</text:span> para que los puedas realizar. Los puedes encontrar en el adjunto. Nos gustaría que los pudieras resolver de ser posible antes del sábado <text:span text:style-name="T1">21/03.</text:span></text:p>
      <text:p text:style-name="P6"/>
      <text:p text:style-name="P6">Mientras esperamos los archivos completados, te recuerdo que nos envíes el<text:span text:style-name="T1"> CV más actualizado </text:span>que tengas para así remitirlo al cliente junto un brief de tu candidatura para que la vayan revisando y nos comuniquen sus opiniones</text:p>
      <text:p text:style-name="P6"/>
      <text:p text:style-name="P6">Avísame si necesitas alguna info adicional</text:p>
      <text:p text:style-name="P6"/>
      <text:p text:style-name="P6">Muchas gracias por tu atención y colaboración</text:p>
      <text:p text:style-name="P6"/>
      <text:p text:style-name="P6">Saludos!</text:p>
      <text:p text:style-name="P6"/>
      <text:p text:style-name="P6">CLÁUSULA DE PRIVACIDAD</text:p>
      <text:p text:style-name="P6"/>
      <text:p text:style-name="P6">Datos del responsable del tratamiento:</text:p>
      <text:p text:style-name="P6"/>
      <text:p text:style-name="P6">HOONTER RECRUITING, S.L. // CIF B87674586 / Paseo de la Castellana 194, 28046 – Madrid / Telf. 610265825 info@hoonter.com</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Contacto posición Desarrollador Java-Málaga</text:p>
      <text:p text:style-name="P6">Recibidos</text:p>
      <text:p text:style-name="P6">x</text:p>
      <text:p text:style-name="P6"/>
      <text:p text:style-name="P6">Fernando Cabezón</text:p>
      <text:p text:style-name="P6">13:55 (hace 7 horas)</text:p>
      <text:p text:style-name="P6">para mí</text:p>
      <text:p text:style-name="P6"/>
      <text:p text:style-name="P6">Buenas tardes, Manuel</text:p>
      <text:p text:style-name="P6"/>
      <text:p text:style-name="P6"/>
      <text:p text:style-name="P6"/>
      <text:p text:style-name="P6"/>
      <text:p text:style-name="P6"/>
      <text:p text:style-name="P6"/>
      <text:p text:style-name="P6"/>
      <text:p text:style-name="P6">No si recordaras que a finales de abril del año pasado, hablamos telefónicamente para una posición en Ronda.</text:p>
      <text:p text:style-name="P6"/>
      <text:p text:style-name="P6">Hemos recibido tu CV para la posición de Desarrollador <text:span text:style-name="T1">Java</text:span>- Málaga</text:p>
      <text:p text:style-name="P6"/>
      <text:p text:style-name="P6">Tengo tu <text:span text:style-name="T1">CV</text:span> del año pasado, pero si puedes enviármelo actualizado mejor</text:p>
      <text:p text:style-name="P6"/>
      <text:p text:style-name="P6">Por favor dime una <text:span text:style-name="T1">franja horaria</text:span> para llamarte</text:p>
      <text:p text:style-name="P6"/>
      <text:p text:style-name="P6"><text:s/></text:p>
      <text:p text:style-name="P6"/>
      <text:p text:style-name="P6"/>
      <text:p text:style-name="P6"/>
      <text:p text:style-name="P6"/>
      <text:p text:style-name="P6"/>
      <text:p text:style-name="P6"/>
      <text:p text:style-name="P6"/>
      <text:p text:style-name="P6"/>
      <text:p text:style-name="P6">También necesito cumplimentes los años de experiencia en este cuadro adjunto</text:p>
      <text:p text:style-name="P6"/>
      <text:p text:style-name="P6"><text:s/></text:p>
      <text:p text:style-name="P6"/>
      <text:p text:style-name="P6">Tecnología obligatoria</text:p>
      <text:p text:style-name="P6"/>
      <text:p text:style-name="P6">Años Experiencia</text:p>
      <text:p text:style-name="P6"/>
      <text:p text:style-name="P6">Java 1.7 </text:p>
      <text:p text:style-name="P6">Desarrollo de servicios web (SOAP/REST) </text:p>
      <text:p text:style-name="P6">Desarrollo de microservicios </text:p>
      <text:p text:style-name="P6">SCRUM - Agile </text:p>
      <text:p text:style-name="P6">Spring </text:p>
      <text:p text:style-name="P6">Test unitarios </text:p>
      <text:p text:style-name="P6">Oracle SQL. </text:p>
      <text:p text:style-name="P6">Jenkins</text:p>
      <text:p text:style-name="P6"/>
      <text:p text:style-name="P6">Tecnologías deseables</text:p>
      <text:p text:style-name="P6"/>
      <text:p text:style-name="P6"><text:s/></text:p>
      <text:p text:style-name="P6"/>
      <text:p text:style-name="P6">TDD </text:p>
      <text:p text:style-name="P6">Jira/Confluence </text:p>
      <text:p text:style-name="P6">Conceptos de Pagos de Integración con Pasarelas (Pagos, Reembolsos, Dual Message, Single Message, PSD2, 3DSv1,v2 Services, etc. </text:p>
      <text:p text:style-name="P6">LiquidBase </text:p>
      <text:p text:style-name="P6">Sonar </text:p>
      <text:p text:style-name="P6">BDD y Cucumber </text:p>
      <text:p text:style-name="P6">Docker </text:p>
      <text:p text:style-name="P6">Kubernetes </text:p>
      <text:p text:style-name="P6">Junit </text:p>
      <text:p text:style-name="P6">SoapUI </text:p>
      <text:p text:style-name="P6">Spring y Springboot</text:p>
      <text:p text:style-name="P6"/>
      <text:p text:style-name="P6"><text:s/></text:p>
      <text:p text:style-name="P6"/>
      <text:p text:style-name="P6">Muchas gracias y un cordial saludo</text:p>
      <text:p text:style-name="P6"/>
      <text:p text:style-name="P6"><text:s/></text:p>
      <text:p text:style-name="P6"/>
      <text:p text:style-name="P6">Fernando Cabezón</text:p>
      <text:p text:style-name="P6">Director</text:p>
      <text:p text:style-name="P6">S&amp;M (Software y Maintenance, S.L.)</text:p>
      <text:p text:style-name="P6">Móvil: +34 <text:s/>690 61 56 87</text:p>
      <text:p text:style-name="P6">Email: fernando.cabezon@sm-services.es <text:s/>| web: www.sm-services.e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March Job Offer: Analista/Programador Java J2EE - Madrid</text:p>
      <text:p text:style-name="P6">Recibidos</text:p>
      <text:p text:style-name="P6">x</text:p>
      <text:p text:style-name="P6"/>
      <text:p text:style-name="P6">Félix Sosa &lt;felix@hoonter.com&gt;</text:p>
      <text:p text:style-name="P6">17 mar. 2020 14:53 (hace 1 día)</text:p>
      <text:p text:style-name="P6">para mí</text:p>
      <text:p text:style-name="P6"/>
      <text:p text:style-name="P6">Buenas tardes Manuel</text:p>
      <text:p text:style-name="P6"/>
      <text:p text:style-name="P6">Espero te encuentres bien</text:p>
      <text:p text:style-name="P6"/>
      <text:p text:style-name="P6"/>
      <text:p text:style-name="P6"/>
      <text:p text:style-name="P6"/>
      <text:p text:style-name="P6"/>
      <text:p text:style-name="P6">Te escribo, ya que hemos visto tu perfil en <text:span text:style-name="T1">LinkedIn</text:span> y que nos ha llevado a tu perfil en <text:span text:style-name="T1">GitHub</text:span>, para comentarte que tenemos activa una oferta que puede ser de tu interés. Te dejo la info que manejamos hasta ahora:</text:p>
      <text:p text:style-name="P6"/>
      <text:p text:style-name="P6">POSICIÓN: Analista/Programador <text:span text:style-name="T1">Java</text:span> J2EE </text:p>
      <text:p text:style-name="P6">LOCALIZACIÓN: <text:span text:style-name="T1">San Sebastián </text:span>de los Reyes, Madrid</text:p>
      <text:p text:style-name="P6">TIPO DE CONTRATO: Indefinido</text:p>
      <text:p text:style-name="P6">SALARIO:<text:span text:style-name="T1"> 34K - 36K EUR </text:span>brutos anuales</text:p>
      <text:p text:style-name="P6">HORARIO: Flexible / Teletrabajo (aunque el cliente <text:span text:style-name="T4">prefiere</text:span> que el candidato esté <text:span text:style-name="T1">localizado</text:span> en <text:span text:style-name="T1">Madrid</text:span>. Sin embargo,y por la situación <text:span text:style-name="T1">coyuntural</text:span>, hasta nuevo aviso se estará trabajando al <text:span text:style-name="T1">100% remoto)</text:span></text:p>
      <text:p text:style-name="P6"/>
      <text:p text:style-name="P6">SKILLSET:</text:p>
      <text:p text:style-name="P6">Nuestro cliente es una empresa de <text:span text:style-name="T1">marketing digital</text:span> con más de 20 años en el mercado que está desarrollando varios proyectos de larga duración con <text:span text:style-name="T1">Atresmedia</text:span> y está en la búsqueda de dos perfiles <text:span text:style-name="T1">back</text:span> que se integren a su equipo actual.</text:p>
      <text:p text:style-name="P6"/>
      <text:p text:style-name="P6">Requisitos indispensables:</text:p>
      <text:p text:style-name="P6">- Experiencia de al menos <text:span text:style-name="T1">3 años </text:span>trabajando con Java J2EE, desarrollo <text:span text:style-name="T1">web</text:span> y servicios <text:span text:style-name="T1">REST</text:span></text:p>
      <text:p text:style-name="P6">- Experiencias con <text:span text:style-name="T1">Spring</text:span> Frameworks (Spring Core, Spring MVC, Spring Data)</text:p>
      <text:p text:style-name="P6">- Experiencias con <text:span text:style-name="T1">Hibernate</text:span> como motor de persistencia de datos</text:p>
      <text:p text:style-name="P6">- Experiencias con <text:span text:style-name="T1">Maven2</text:span> como herramienta de construcción de proyectos Java</text:p>
      <text:p text:style-name="P6"/>
      <text:p text:style-name="P6">Requisitos valorables:</text:p>
      <text:p text:style-name="P6">- Conocimientos de MongoDB, Solr, ElasticSearch</text:p>
      <text:p text:style-name="P6">- Conocimientos de Git</text:p>
      <text:p text:style-name="P6">- Experiencia con herramientas cloud: AWS y/o Google Cloud</text:p>
      <text:p text:style-name="P6">- Conocimientos de Microservicios (Kubernetes, Spring Boot)</text:p>
      <text:p text:style-name="P6">- DevOps</text:p>
      <text:p text:style-name="P6"/>
      <text:p text:style-name="P6">Se ofrece:</text:p>
      <text:p text:style-name="P6">- Horarios <text:span text:style-name="T1">flexibles</text:span> y posibilidad de teletrabajo (hasta nuevo aviso se trabajará al 100% a nivel remoto)</text:p>
      <text:p text:style-name="P6">- Jornada <text:span text:style-name="T1">intensiva</text:span> los viernes y en los meses de julio y agosto </text:p>
      <text:p text:style-name="P6">- Formación continua</text:p>
      <text:p text:style-name="P6"/>
      <text:p text:style-name="P6">Si te interesa este puesto, por favor avísame y agendamos una videollamada para darte más detalles de la empresa y de la oferta. Te dejo este link de mi agenda en la sección "Toma de contacto" para que selecciones el día y la hora que más te convenga. De no interesarte, de igual manera avísame</text:p>
      <text:p text:style-name="P6"/>
      <text:p text:style-name="P6">En caso de necesitar alguna info adicional, por favor házmelo saber</text:p>
      <text:p text:style-name="P6"/>
      <text:p text:style-name="P6">Muchas gracias de nuevo por tu atención</text:p>
      <text:p text:style-name="P6"/>
      <text:p text:style-name="P6">Saludos!</text:p>
      <text:p text:style-name="P6"/>
      <text:p text:style-name="P6">CLÁUSULA DE PRIVACIDAD</text:p>
      <text:p text:style-name="P6"/>
      <text:p text:style-name="P6">Datos del responsable del tratamiento:</text:p>
      <text:p text:style-name="P6"/>
      <text:p text:style-name="P6">HOONTER RECRUITING, S.L. // CIF B87674586 / Paseo de la Castellana 194, 28046 – Madrid / Telf. 610265825 info@hoonter.com</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bookmark-start text:name="__DdeLink__3760_1292098873"/></text:p>
      <text:p text:style-name="Standard">Hola Jaime</text:p>
      <text:p text:style-name="Standard"/>
      <text:p text:style-name="Standard">Podemos hablar cuando quieras, tengo <text:span text:style-name="T5">disponibilidad</text:span> total, mi <text:span text:style-name="T5">teléfono</text:span> es 607 37 16 40</text:p>
      <text:p text:style-name="Standard"><text:bookmark-end text:name="__DdeLink__3760_1292098873"/></text:p>
      <text:p text:style-name="P6"/>
      <text:p text:style-name="P6"/>
      <text:p text:style-name="P6"/>
      <text:p text:style-name="P6"/>
      <text:p text:style-name="P6"/>
      <text:p text:style-name="P7"><text:bookmark-start text:name="__DdeLink__3764_1292098873"/></text:p>
      <text:p text:style-name="P6"/>
      <text:p text:style-name="P6"/>
      <text:p text:style-name="P6"/>
      <text:p text:style-name="P6"/>
      <text:p text:style-name="P19"/>
      <text:p text:style-name="Standard"/>
      <text:p text:style-name="P18">El mar., 24 mar. 2020 a las 9:25, Marquez, Luis (&lt;luis.marquez@hays-response.es&gt;) escribió:</text:p>
      <text:p text:style-name="P9">Buenos días Manuel,</text:p>
      <text:p text:style-name="P8"> </text:p>
      <text:p text:style-name="P10">Tal y como hemos comentado, te confirmo tu reunión con los compañeros de OPPLUS.</text:p>
      <text:p text:style-name="P8"> </text:p>
      <text:p text:style-name="P10">Sería vía Hangouts, ellos mismos te invitarán.</text:p>
      <text:p text:style-name="P8"> </text:p>
      <text:p text:style-name="P10">Hora 16.30</text:p>
      <text:p text:style-name="P8"> </text:p>
      <text:p text:style-name="P8"><text:span text:style-name="T6">La reunión será con Isabel Frutos, responsable de selección: </text:span><text:a xlink:type="simple" xlink:href="https://www.linkedin.com/in/isabel-frutos-fernández-446610a9/" office:target-frame-name="_blank" xlink:show="new" text:style-name="Internet_20_link" text:visited-style-name="Visited_20_Internet_20_Link"><text:span text:style-name="T9">https://www.linkedin.com/in/isabel-frutos-fern%C3%A1ndez-446610a9/</text:span></text:a></text:p>
      <text:p text:style-name="P8"><text:span text:style-name="T9">Igualmente, estará presente el responsable de innovación y tecnología, Antonio Carvalajal: </text:span><text:a xlink:type="simple" xlink:href="https://www.linkedin.com/in/acarvajalperez/" office:target-frame-name="_blank" xlink:show="new" text:style-name="Internet_20_link" text:visited-style-name="Visited_20_Internet_20_Link">https://www.linkedin.com/in/acarvajalperez/</text:a></text:p>
      <text:p text:style-name="P8"> </text:p>
      <text:p text:style-name="P14">Ellos tienen una información bastante detallada de tu perfil y les interesabas bastante, por lo que vas muy bien posicionado.</text:p>
      <text:p text:style-name="P8"> </text:p>
      <text:p text:style-name="P14">Recuerda que la posición va orientada a análisis y desarrollo dentro de entornos JAVA, aunque también valoran haber tocado en algún momento otras tecnologías, como .NET. Pero ya te digo, lo importante es JAVA. Van buscando una persona potencial para participar en definición de arquitecturas en un corto período de tiempo.</text:p>
      <text:p text:style-name="P8"> </text:p>
      <text:p text:style-name="P8"><text:span text:style-name="T9">Échale un vistazo a la web también para que estés informado de cara a la reunión: </text:span><text:a xlink:type="simple" xlink:href="https://www.opplus.es/" office:target-frame-name="_blank" xlink:show="new" text:style-name="Internet_20_link" text:visited-style-name="Visited_20_Internet_20_Link">https://www.opplus.es/</text:a></text:p>
      <text:p text:style-name="P8"> </text:p>
      <text:p text:style-name="P14">Tienen diferentes líneas de negocio, pero para la que tu estás postulando es la parte tecnológica, que principalmente trabajan para BBVA en diferentes proyectos de consultoría tecnológica.</text:p>
      <text:p text:style-name="P8"> </text:p>
      <text:p text:style-name="P14">A nivel salarial pueden llegar a 28+3K.</text:p>
      <text:p text:style-name="P8"> </text:p>
      <text:p text:style-name="P14">Espero que te parezca interesante.</text:p>
      <text:p text:style-name="P8"> </text:p>
      <text:p text:style-name="P14">Hablamos esta tarde.</text:p>
      <text:p text:style-name="P8"> </text:p>
      <text:p text:style-name="P14">Un saludo,</text:p>
      <text:p text:style-name="P8"> </text:p>
      <text:p text:style-name="P12">Luis Márquez</text:p>
      <text:p text:style-name="P11">Consultant IT Division</text:p>
      <text:p text:style-name="P8"> </text:p>
      <text:p text:style-name="P15"><text:span text:style-name="T8">HAYS </text:span><text:span text:style-name="T7">Response</text:span></text:p>
      <text:p text:style-name="P11">Av. Luis de Morales, 32, 4ª planta<text:line-break/>41018 Sevilla</text:p>
      <text:p text:style-name="P8"> </text:p>
      <text:p text:style-name="P8"><text:span text:style-name="T7">T: </text:span><text:a xlink:type="simple" xlink:href="tel:%2B34%2095%20498%207738" office:target-frame-name="_blank" xlink:show="new" text:style-name="Internet_20_link" text:visited-style-name="Visited_20_Internet_20_Link"><text:span text:style-name="T10">+34 </text:span></text:a><text:span text:style-name="T7">955 25 02 73 – ex</text:span><text:span text:style-name="T13">t. 3106</text:span></text:p>
      <text:p text:style-name="P16">M. +34 627 303 607</text:p>
      <text:p text:style-name="P8"><text:span text:style-name="T7"><text:line-break/>E: </text:span><text:a xlink:type="simple" xlink:href="mailto:luis.marquez@hays-response.es" office:target-frame-name="_blank" xlink:show="new" text:style-name="Internet_20_link" text:visited-style-name="Visited_20_Internet_20_Link"><text:span text:style-name="T10">luis.marquez@hays-response.es</text:span></text:a></text:p>
      <text:p text:style-name="P8"> </text:p>
      <text:p text:style-name="P8"><text:a xlink:type="simple" xlink:href="https://www.linkedin.com/in/luis-márquez-pérez-b3a567b2/" office:target-frame-name="_blank" xlink:show="new" text:style-name="Internet_20_link" text:visited-style-name="Visited_20_Internet_20_Link"><text:span text:style-name="T11">Linkedin </text:span></text:a><text:span text:style-name="T15"> </text:span><text:span text:style-name="T14">|  </text:span><text:a xlink:type="simple" xlink:href="https://twitter.com/HaysEspana" office:target-frame-name="_blank" xlink:show="new" text:style-name="Internet_20_link" text:visited-style-name="Visited_20_Internet_20_Link">Twitter</text:a><text:span text:style-name="T15">  </text:span><text:span text:style-name="T14">|  </text:span><text:a xlink:type="simple" xlink:href="https://www.facebook.com/pages/Hays-Response-España/134239310104298?ref=hl" office:target-frame-name="_blank" xlink:show="new" text:style-name="Internet_20_link" text:visited-style-name="Visited_20_Internet_20_Link">Facebook</text:a><text:span text:style-name="T15"> </text:span><text:span text:style-name="T14">| </text:span><text:a xlink:type="simple" xlink:href="https://plus.google.com/u/0/b/102552816459262063696/102552816459262063696/posts" office:target-frame-name="_blank" xlink:show="new" text:style-name="Internet_20_link" text:visited-style-name="Visited_20_Internet_20_Link">Google+</text:a><text:span text:style-name="T15"> </text:span><text:span text:style-name="T14">| </text:span><text:a xlink:type="simple" xlink:href="http://www.slideshare.net/HaysEspana" office:target-frame-name="_blank" xlink:show="new" text:style-name="Internet_20_link" text:visited-style-name="Visited_20_Internet_20_Link">Slideshare</text:a><text:span text:style-name="T15"> </text:span></text:p>
      <text:p text:style-name="P17"> </text:p>
      <text:p text:style-name="P8"><text:a xlink:type="simple" xlink:href="http://www.hays-response.es/" office:target-frame-name="_blank" xlink:show="new" text:style-name="Internet_20_link" text:visited-style-name="Visited_20_Internet_20_Link"><text:span text:style-name="T12">Hays-response.es</text:span></text:a></text:p>
      <text:p text:style-name="P8"><text:a xlink:type="simple" xlink:href="http://www.hays.es/" office:target-frame-name="_blank" xlink:show="new" text:style-name="Internet_20_link" text:visited-style-name="Visited_20_Internet_20_Link"><text:span text:style-name="T12">Hays.es</text:span></text:a></text:p>
      <text:p text:style-name="P8"> </text:p>
      <text:p text:style-name="P13">Cada año más de 3000 personas encu</text:p>
      <text:p text:style-name="P6"/>
      <text:p text:style-name="P6"/>
      <text:p text:style-name="P6"/>
      <text:p text:style-name="P6"><text:bookmark-end text:name="__DdeLink__3764_1292098873"/></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Manuel,</text:p>
      <text:p text:style-name="P6"/>
      <text:p text:style-name="P6"><text:s/></text:p>
      <text:p text:style-name="P6"/>
      <text:p text:style-name="P6">En el archivo adjunto tienes las <text:span text:style-name="T1">instrucciones</text:span> de lo que nos gustaría que hicieras. Por favor léelas detenidamente para evitar equívocos. Se trata de un ejercicio relativamente simple, no te centres mucho en el <text:span text:style-name="T1">tiempo</text:span>, lo importante es <text:span text:style-name="T1">completarlo</text:span>. Cuando lo termines envíame un <text:span text:style-name="T1">zip</text:span> con todos los ficheros, menos los <text:span text:style-name="T1">binarios</text:span>, tal y como dicen las instrucciones.</text:p>
      <text:p text:style-name="P6"/>
      <text:p text:style-name="P6"><text:s/></text:p>
      <text:p text:style-name="P6"/>
      <text:p text:style-name="P6">El tiempo empieza a contar tras el envío y termina cuando recibamos la solución.</text:p>
      <text:p text:style-name="P6"/>
      <text:p text:style-name="P6"><text:s/></text:p>
      <text:p text:style-name="P6"/>
      <text:p text:style-name="P6">Puedes consultar lo que necesites pero no recibir ayuda de nadie, se trata de ver lo que puedes hacer.</text:p>
      <text:p text:style-name="P6"/>
      <text:p text:style-name="P6"><text:s/></text:p>
      <text:p text:style-name="P6"/>
      <text:p text:style-name="P6">Un salud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niendo en cuenta los siguientes puntos:</text:p>
      <text:p text:style-name="P6"/>
      <text:p text:style-name="P6">- El código que acompaña a estas instrucciones está escrito en C# y deberá <text:span text:style-name="T1">añadirse íntegramente</text:span> a un proyecto <text:span text:style-name="T1">Windows Forms</text:span> creado con Visual Studio (cualquier versión).</text:p>
      <text:p text:style-name="P6">- En el evento frmPrincipal_Load del fichero frmPrincipal.cs se encuentran varias líneas de código de ejemplo del uso de los servicios de acceso a datos. Este código puede eliminarse.</text:p>
      <text:p text:style-name="P6">- <text:span text:style-name="T1">No es necesario ningún componente externo</text:span> para ejecutar la aplicación, <text:span text:style-name="T16">ya que la base de datos se simula en memoria.</text:span></text:p>
      <text:p text:style-name="P6">- <text:span text:style-name="T1">El código puede modificarse en su totalidad,</text:span> añadiendo o eliminando cosas, cambiando tipos, etc.</text:p>
      <text:p text:style-name="P6">- Se debe intentar que el código sea lo más <text:span text:style-name="T1">legible y mantenible posible,</text:span> anticipando grandes ampliaciones futuras del software.</text:p>
      <text:p text:style-name="P6">- La aplicación debe <text:span text:style-name="T1">funcionar sin errores </text:span>y su uso debe ser <text:span text:style-name="T1">intuitivo</text:span>.</text:p>
      <text:p text:style-name="P6">- El resultado de los ejercicios deberá devolverse <text:span text:style-name="T1">comprimido</text:span> incluyendo todos los ficheros necesarios para compilarlo y ejecutarlo (excluyendo las carpetas bin y obj).</text:p>
      <text:p text:style-name="P6"/>
      <text:p text:style-name="P6"/>
      <text:p text:style-name="P6">Realizar los cambios en el código necesarios para desarrollar los siguientes apartados:</text:p>
      <text:p text:style-name="P6"><text:s/></text:p>
      <text:p text:style-name="P6">1.- Añadir al formulario frmPrincipal los siguientes componentes:</text:p>
      <text:p text:style-name="P6"><text:s/>- <text:span text:style-name="T1">ComboBox</text:span>: Permitirá seleccionar una entidad entre toda la lista de entidades existentes (película, libro, etc.). Debería considerarse que la lista de entidades puede aumentar en un futuro (añadiendo revistas, música, etc.).</text:p>
      <text:p text:style-name="P6"><text:s/>- <text:span text:style-name="T1">DataGridView</text:span>: Mostrará los objetos existentes en base de datos para la entidad seleccionada en el anterior ComboBox. Por ejemplo, mostrará la lista completa de películas que existan en base de datos.</text:p>
      <text:p text:style-name="P6"><text:s/>- <text:span text:style-name="T1">Button</text:span>: Creará en base de datos un objeto de la entidad seleccionada, cubriendo sus datos con cualquier valor (no es obligatorio permitir que el usuario escriba los valores). El nuevo objeto debe mostrarse en el anterior DataGridView.</text:p>
      <text:p text:style-name="P6"><text:s/>- <text:span text:style-name="T1">Button</text:span>: Eliminará de base de datos el objeto correspondiente a la fila seleccionada en el DataGridView.</text:p>
      <text:p text:style-name="P6"/>
      <text:p text:style-name="P6">2.- Añadir en la parte inferior del formulario un <text:span text:style-name="T1">TextBox</text:span> que permita realizar filtros sobre los datos mostrados en el DataGridView. Por ejemplo, si en el TextBox se escribe 'abc', el DataGridView pasará a mostrar únicamente los elementos de la entidad seleccionada (películas, libros, etc.) que contengan 'abc' en su título. Si se borra el texto del TextBox, vuelven a mostrarse todos los elementos de la entidad seleccionada.</text:p>
      <text:p text:style-name="P6"/>
      <text:p text:style-name="P6">3.- <text:span text:style-name="T1">Añadir el tipo de entidad 'revista' </text:span>a la aplicación (incluyendo acceso a datos, visualización en la interfaz, etc.)</text:p>
      <text:p text:style-name="P6"/>
      <text:p text:style-name="P6">4.- Guardar en un informe el <text:span text:style-name="T1">registro de todas las operaciones realizadas sobre los datos. </text:span></text:p>
      <text:p text:style-name="P6"><text:s/>- El informe debe guardar como mínimo el <text:span text:style-name="T1">tipo de operación realizada</text:span> (Crear, Buscar, Actualizar, Eliminar), el tipo de <text:span text:style-name="T1">entidad</text:span> (película, libro, etc.) y su <text:span text:style-name="T1">id</text:span>.</text:p>
      <text:p text:style-name="P6"><text:s/>- El <text:span text:style-name="T1">formato</text:span> del informe es libre, puede ser una cadena de texto separada por saltos de línea.</text:p>
      <text:p text:style-name="P6"><text:s/>- No es obligatorio que el informe se guarde en disco (<text:span text:style-name="T1">puede mantenerse en memoria).</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Castle Hill Applications &lt;apply@castlehillrecruitment.com&gt;</text:p>
      <text:p text:style-name="P6">8:22 (hace 4 horas)</text:p>
      <text:p text:style-name="P6">para mí, apply</text:p>
      <text:p text:style-name="P6"/>
      <text:p text:style-name="P6"><text:s text:c="3"/></text:p>
      <text:p text:style-name="P6">Traducir mensaje</text:p>
      <text:p text:style-name="P6">Desactivar para: inglés</text:p>
      <text:p text:style-name="P6">Hi Manuel,</text:p>
      <text:p text:style-name="P6"/>
      <text:p text:style-name="P6">Thank you for your application. In line with our GDPR guidelines by completing these questions and answering yes to the first question you give permission for Castle Hill to store your personal data. Please see details of our Privacy Policy.</text:p>
      <text:p text:style-name="P6"/>
      <text:p text:style-name="P6">Please note, this information is for our internal database only and is to help us to assess your suitability for any current or future positions. A telephone interview would be carried out by one of our consultants at Castle Hill before we submit your details to an employer and only with your permission for your application to be submitted to the particular employer and position. If there are no suitable positions at the moment, we will keep these details on file along with your CV so that we can contact you in the future. </text:p>
      <text:p text:style-name="P6"/>
      <text:p text:style-name="P6">Also, if you had already sent your <text:span text:style-name="T2">CV</text:span> as a PDF version we kindly request that you resend to us as a <text:span text:style-name="T2">Word</text:span> document (if possible). It is more suitable for our internal system and process but we can accept PDF’s if necessary.</text:p>
      <text:p text:style-name="P6"/>
      <text:p text:style-name="P6">Registration Questions</text:p>
      <text:p text:style-name="P6"><text:bookmark-start text:name="__DdeLink__4101_1955859815"/></text:p>
      <text:p text:style-name="P6">Do you give permission for your personal details to be stored as per our Privacy Policy? (Y/N): <text:span text:style-name="T17">Y</text:span></text:p>
      <text:p text:style-name="P6">Name: <text:span text:style-name="T17">Manuel Yáñez Tous</text:span></text:p>
      <text:p text:style-name="P6">Current Location: <text:span text:style-name="T17">Málaga</text:span> </text:p>
      <text:p text:style-name="P6">Nationality: <text:span text:style-name="T17">Spanish</text:span></text:p>
      <text:p text:style-name="P6">Fluent Languages: <text:span text:style-name="T17">spanish, english</text:span></text:p>
      <text:p text:style-name="P6">Skype Name: manuelyt@gmail.com</text:p>
      <text:p text:style-name="P6">Type of position(s) interested in: <text:span text:style-name="T17">senior engineer, developer</text:span></text:p>
      <text:p text:style-name="P6">Are there any particular requirements / factors are important to you in your next position? <text:span text:style-name="T17">no</text:span></text:p>
      <text:p text:style-name="P6">Which recruitment agencies are you already registered with / have spoken with in Gibraltar? <text:span text:style-name="T17">no</text:span></text:p>
      <text:p text:style-name="P6">Have you already applied to any iGaming or Cryptocurrency companies in Gibraltar (either direct, or through an agency)? <text:s/>If so, which ones? <text:span text:style-name="T17">no</text:span></text:p>
      <text:p text:style-name="P6">Current / previous gross salary (please breakdown any bonuses &amp; benefits): <text:bookmark-start text:name="__DdeLink__4095_1955859815"/><text:span text:style-name="T17">25000 euros / year</text:span><text:bookmark-end text:name="__DdeLink__4095_1955859815"/></text:p>
      <text:p text:style-name="P21">Expected Salary / salary range: <text:span text:style-name="T17">25000 euros / year</text:span></text:p>
      <text:p text:style-name="P6">Availability to start a new position / current notice period: <text:bookmark-start text:name="__DdeLink__4097_1955859815"/>immediately<text:bookmark-end text:name="__DdeLink__4097_1955859815"/></text:p>
      <text:p text:style-name="P6">If you are not already living locally, would you be relocating alone or with a partner and / or children? <text:span text:style-name="T17">no</text:span></text:p>
      <text:p text:style-name="P6">Additional notes / things which may be relevant in your application(s): <text:s/><text:bookmark-end text:name="__DdeLink__4101_1955859815"/><text:s/></text:p>
      <text:p text:style-name="P6">Thank you for registering with Castle Hill. If your situation changes, please resend the email. <text:s/>For example, if your requirements have changed, you have relocated or if you are no longer looking for opportunities.</text:p>
      <text:p text:style-name="P6"/>
      <text:p text:style-name="P6">I would also like to invite you join us on Facebook, LinkedIn and Twitter to keep up to date with new vacancies, iGaming &amp; Crypto industry news and receive interview and job hunting tips (links are below in the signature). Thanks and have a great day!</text:p>
      <text:p text:style-name="P6"/>
      <text:p text:style-name="P6"><text:s/></text:p>
      <text:p text:style-name="P6"/>
      <text:p text:style-name="P6">Best Regards,</text:p>
      <text:p text:style-name="P6"/>
      <text:p text:style-name="P6">Chris Conlon</text:p>
      <text:p text:style-name="P6">Consultant </text:p>
      <text:p text:style-name="P6"/>
      <text:p text:style-name="P6">Office: +350 20065664 <text:s/>DL: +44 (0)207 9522 722</text:p>
      <text:p text:style-name="P6">Mobile: +350 54031751 Skype: chrisconlon07 </text:p>
      <text:p text:style-name="P6"/>
      <text:p text:style-name="P6">cid:16da7a0c99d4cff311</text:p>
      <text:p text:style-name="P6"/>
      <text:p text:style-name="P6">cid:16da7a0c99d5b16b22cid:16da7a0c99e692e333 cid:16da7a0c99e7745b44 <text:s/>cid:16da7a0c99e855d355 <text:s text:c="4"/>cid:16da7a0c99e9374b66 <text:s text:c="3"/>cid:16da7a0c99ea18c377</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M2C</text:p>
      <text:p text:style-name="P6">Recibidos</text:p>
      <text:p text:style-name="P6">x</text:p>
      <text:p text:style-name="P6"/>
      <text:p text:style-name="P6">seleccion@m2c.es</text:p>
      <text:p text:style-name="P6">9:33 (hace 3 horas)</text:p>
      <text:p text:style-name="P6">para manuelytij</text:p>
      <text:p text:style-name="P6"/>
      <text:p text:style-name="P6">Hola Manuel:</text:p>
      <text:p text:style-name="P6"/>
      <text:p text:style-name="P6">En primer lugar, agradecerte tu interés por nuestra compañía.</text:p>
      <text:p text:style-name="P6"/>
      <text:p text:style-name="P6">Nos ponemos en contacto contigo para informarte sobre el proceso de selección en el que participas. Desde el equipo de selección hemos valorado tu candidatura y sentimos comunicarte que en esta ocasión n<text:span text:style-name="T2">o ha sido preseleccionado</text:span> para continuar en el proceso.</text:p>
      <text:p text:style-name="P6"/>
      <text:p text:style-name="P6">En segundo lugar, nos gustaría contar con tu <text:span text:style-name="T2">consentimiento</text:span> para mantener activo tu currículum de cara a futuras oportunidades que puedan surgirnos. Si así fuera, te agradeceríamos incluso si a futuro pudieras enviarnos tu <text:span text:style-name="T2">currículum</text:span> actualizado.</text:p>
      <text:p text:style-name="P6"/>
      <text:p text:style-name="P6">De acuerdo con los derechos que le confiere la normativa vigente en materia de protección de datos de carácter personal, podrás ejercer sobre tus datos los derechos de acceso, rectificación, supresión y portabilidad, así como los derechos de limitación u oposición a su tratamiento y a no ser objeto de decisiones individuales automatizadas, incluida la elaboración de perfiles, mediante comunicación dirigida al Responsable de Privacidad de M2C, c/ Alcalá 226 28027 Madrid, o bien, a través de correo electrónico dirigido a privacidad@m2c.es adjuntando en ambos casos, copia de tu DNI o pasaporte. Al tiempo te informamos que puedes recabar la tutela de la Agencia Española de Protección de Datos para atender las reclamaciones en el ejercicio de tus derechos.</text:p>
      <text:p text:style-name="P6"/>
      <text:p text:style-name="P6">Además podrás ampliar la información en materia de protección de datos de carácter personal mediante la consulta de la Política de Privacidad y Protección de Datos de M2C.</text:p>
      <text:p text:style-name="P6"/>
      <text:p text:style-name="P6">Muchas gracias.</text:p>
      <text:p text:style-name="P6"/>
      <text:p text:style-name="P6">Atentamente,</text:p>
      <text:p text:style-name="P6"/>
      <text:p text:style-name="P6">Equipo de Recursos Humanos</text:p>
      <text:p text:style-name="P6">91 484 17 18</text:p>
      <text:p text:style-name="P6">seleccion@m2c.es</text:p>
      <text:p text:style-name="P6"/>
      <text:p text:style-name="P6">Calle Alcalá 226. 4ª Planta - (Madrid)</text:p>
      <text:p text:style-name="P6">T: +34 91 484 17 18 ~ F: +34 91 662 90 38 ~ www.m2c.es</text:p>
      <text:p text:style-name="P6"/>
      <text:p text:style-name="P6">Aviso Legal</text:p>
      <text:p text:style-name="P6">Este mensaje es privado, confidencial y sólo para la persona a la que va dirigido. Si lo ha recibido por error, no debe revelar, copiar, distribuir o usarlo en ningún sentido. Rogamos lo comunique al remite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Arial3" svg:font-family="Arial" style:font-family-generic="swiss"/>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7T19:44:16.525000000</meta:creation-date>
    <dc:date>2020-04-01T13:29:43.880000000</dc:date>
    <meta:editing-duration>P6DT10H28M36S</meta:editing-duration>
    <meta:editing-cycles>15</meta:editing-cycles>
    <meta:generator>LibreOffice/6.2.4.2$Windows_x86 LibreOffice_project/2412653d852ce75f65fbfa83fb7e7b669a126d64</meta:generator>
    <meta:document-statistic meta:table-count="0" meta:image-count="0" meta:object-count="0" meta:page-count="1" meta:paragraph-count="321" meta:word-count="3377" meta:character-count="20589" meta:non-whitespace-character-count="17393"/>
  </office:meta>
</office:document-meta>
</file>